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652a4" officeooo:paragraph-rsid="002652a4"/>
    </style:style>
    <style:style style:name="P2" style:family="paragraph" style:parent-style-name="Standard">
      <style:text-properties officeooo:rsid="001f1c7c" officeooo:paragraph-rsid="001f1c7c"/>
    </style:style>
    <style:style style:name="P3" style:family="paragraph" style:parent-style-name="Standard">
      <style:text-properties officeooo:rsid="00227f2a" officeooo:paragraph-rsid="00227f2a"/>
    </style:style>
    <style:style style:name="P4" style:family="paragraph" style:parent-style-name="Standard">
      <style:text-properties officeooo:rsid="002341b5" officeooo:paragraph-rsid="002341b5"/>
    </style:style>
    <style:style style:name="P5" style:family="paragraph" style:parent-style-name="Standard">
      <style:text-properties officeooo:rsid="002341b5" officeooo:paragraph-rsid="00259c14"/>
    </style:style>
    <style:style style:name="P6" style:family="paragraph" style:parent-style-name="Standard">
      <style:text-properties officeooo:rsid="0025ce65" officeooo:paragraph-rsid="0025ce65"/>
    </style:style>
    <style:style style:name="P7" style:family="paragraph" style:parent-style-name="Standard">
      <style:text-properties officeooo:rsid="002a8835" officeooo:paragraph-rsid="002a8835"/>
    </style:style>
    <style:style style:name="P8" style:family="paragraph" style:parent-style-name="Standard" style:list-style-name="L1">
      <style:text-properties officeooo:rsid="001f1c7c" officeooo:paragraph-rsid="001f1c7c"/>
    </style:style>
    <style:style style:name="P9" style:family="paragraph" style:parent-style-name="Standard" style:list-style-name="L2">
      <style:text-properties officeooo:rsid="00227f2a" officeooo:paragraph-rsid="00227f2a"/>
    </style:style>
    <style:style style:name="P10" style:family="paragraph" style:parent-style-name="Standard" style:list-style-name="L2">
      <style:text-properties officeooo:rsid="002d3457" officeooo:paragraph-rsid="002d3457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37b70"/>
      <style:paragraph-properties fo:text-align="center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style:paragraph-properties fo:text-align="center"/>
      <style:text-properties fo:font-size="12pt"/>
    </style:style>
    <style:style style:name="T1" style:family="text">
      <style:text-properties officeooo:rsid="00212976"/>
    </style:style>
    <style:style style:name="T2" style:family="text">
      <style:text-properties officeooo:rsid="00227f2a"/>
    </style:style>
    <style:style style:name="T3" style:family="text">
      <style:text-properties officeooo:rsid="00259c14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979cm" fo:min-width="2.9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2.695cm" fo:min-width="0.1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37b70" draw:textarea-horizontal-align="justify" draw:textarea-vertical-align="middle" draw:auto-grow-height="false" fo:min-height="0.979cm" fo:min-width="3.3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37b70" draw:textarea-horizontal-align="justify" draw:textarea-vertical-align="middle" draw:auto-grow-height="false" fo:min-height="0.979cm" fo:min-width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953cm" fo:min-width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358cm" fo:min-width="1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358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953cm" fo:min-width="6.0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a1" draw:style-name="gr1" svg:width="2.911cm" svg:height="0.98cm" svg:x="1.94cm" svg:y="24.576cm">
        <text:p text:style-name="P11">Assunto</text:p>
        <draw:enhanced-geometry svg:viewBox="0 0 21600 21600" draw:type="rectangle" draw:enhanced-path="M 0 0 L 21600 0 21600 21600 0 21600 0 0 Z N"/>
      </draw:custom-shape>
      <draw:custom-shape text:anchor-type="page" text:anchor-page-number="1" draw:z-index="1" draw:name="Forma1" draw:style-name="gr1" draw:text-style-name="P11" svg:width="2.911cm" svg:height="0.98cm" svg:x="5.062cm" svg:y="24.576cm">
        <text:p text:style-name="P11">Tam. Msg</text:p>
        <draw:enhanced-geometry svg:viewBox="0 0 21600 21600" draw:type="rectangle" draw:enhanced-path="M 0 0 L 21600 0 21600 21600 0 21600 0 0 Z N"/>
      </draw:custom-shape>
      <draw:custom-shape text:anchor-type="page" text:anchor-page-number="1" draw:z-index="2" draw:name="Forma1" draw:style-name="gr1" draw:text-style-name="P11" svg:width="2.911cm" svg:height="0.98cm" svg:x="8.184cm" svg:y="24.576cm">
        <text:p text:style-name="P11">Msg</text:p>
        <draw:enhanced-geometry svg:viewBox="0 0 21600 21600" draw:type="rectangle" draw:enhanced-path="M 0 0 L 21600 0 21600 21600 0 21600 0 0 Z N"/>
      </draw:custom-shape>
      <draw:custom-shape text:anchor-type="page" text:anchor-page-number="1" draw:z-index="3" draw:name="Forma2" draw:style-name="gr2" draw:text-style-name="P12" svg:width="0.424cm" svg:height="2.844cm" draw:transform="rotate (1.5707963267949) translate (1.95438888888889cm 26.1496527777778cm)">
        <text:p/>
        <draw:enhanced-geometry svg:viewBox="0 0 21600 21600" draw:glue-points="21600 0 0 10800 21600 21600" draw:text-areas="13800 ?f9 21600 ?f10" draw:type="left-brace" draw:modifiers="1800 10889.2561983471" draw:enhanced-path="M 21600 0 C 16200 0 10800 ?f0 10800 ?f1 L 10800 ?f2 C 10800 ?f3 5400 ?f4 0 ?f4 5400 ?f4 10800 ?f5 10800 ?f6 L 10800 ?f7 C 10800 ?f8 16200 21600 21600 21600 N">
          <draw:equation draw:name="f0" draw:formula="$0 /2"/>
          <draw:equation draw:name="f1" draw:formula="$0 "/>
          <draw:equation draw:name="f2" draw:formula="?f4 -$0 "/>
          <draw:equation draw:name="f3" draw:formula="?f4 -?f0 "/>
          <draw:equation draw:name="f4" draw:formula="$1 "/>
          <draw:equation draw:name="f5" draw:formula="?f4 +?f0 "/>
          <draw:equation draw:name="f6" draw:formula="?f4 +$0 "/>
          <draw:equation draw:name="f7" draw:formula="21600-$0 "/>
          <draw:equation draw:name="f8" draw:formula="21600-?f0 "/>
          <draw:equation draw:name="f9" draw:formula="$0 *10000/31953"/>
          <draw:equation draw:name="f10" draw:formula="21600-?f9 "/>
          <draw:handle draw:handle-position="10800 $0" draw:handle-range-y-minimum="0" draw:handle-range-y-maximum="5400"/>
          <draw:handle draw:handle-position="left $1" draw:handle-range-y-minimum="0" draw:handle-range-y-maximum="21600"/>
        </draw:enhanced-geometry>
      </draw:custom-shape>
      <draw:custom-shape text:anchor-type="page" text:anchor-page-number="1" draw:z-index="4" draw:name="Forma2" draw:style-name="gr2" draw:text-style-name="P12" svg:width="0.424cm" svg:height="2.844cm" draw:transform="rotate (1.5707963267949) translate (5.07647222222222cm 26.1231944444444cm)">
        <text:p/>
        <draw:enhanced-geometry svg:viewBox="0 0 21600 21600" draw:glue-points="21600 0 0 10800 21600 21600" draw:text-areas="13800 ?f9 21600 ?f10" draw:type="left-brace" draw:modifiers="1800 10889.2561983471" draw:enhanced-path="M 21600 0 C 16200 0 10800 ?f0 10800 ?f1 L 10800 ?f2 C 10800 ?f3 5400 ?f4 0 ?f4 5400 ?f4 10800 ?f5 10800 ?f6 L 10800 ?f7 C 10800 ?f8 16200 21600 21600 21600 N">
          <draw:equation draw:name="f0" draw:formula="$0 /2"/>
          <draw:equation draw:name="f1" draw:formula="$0 "/>
          <draw:equation draw:name="f2" draw:formula="?f4 -$0 "/>
          <draw:equation draw:name="f3" draw:formula="?f4 -?f0 "/>
          <draw:equation draw:name="f4" draw:formula="$1 "/>
          <draw:equation draw:name="f5" draw:formula="?f4 +?f0 "/>
          <draw:equation draw:name="f6" draw:formula="?f4 +$0 "/>
          <draw:equation draw:name="f7" draw:formula="21600-$0 "/>
          <draw:equation draw:name="f8" draw:formula="21600-?f0 "/>
          <draw:equation draw:name="f9" draw:formula="$0 *10000/31953"/>
          <draw:equation draw:name="f10" draw:formula="21600-?f9 "/>
          <draw:handle draw:handle-position="10800 $0" draw:handle-range-y-minimum="0" draw:handle-range-y-maximum="5400"/>
          <draw:handle draw:handle-position="left $1" draw:handle-range-y-minimum="0" draw:handle-range-y-maximum="21600"/>
        </draw:enhanced-geometry>
      </draw:custom-shape>
      <draw:custom-shape text:anchor-type="page" text:anchor-page-number="1" draw:z-index="5" draw:name="Forma2" draw:style-name="gr2" draw:text-style-name="P12" svg:width="0.424cm" svg:height="2.844cm" draw:transform="rotate (1.5707963267949) translate (8.19855555555555cm 26.1231944444444cm)">
        <text:p/>
        <draw:enhanced-geometry svg:viewBox="0 0 21600 21600" draw:glue-points="21600 0 0 10800 21600 21600" draw:text-areas="13800 ?f9 21600 ?f10" draw:type="left-brace" draw:modifiers="1800 10889.2561983471" draw:enhanced-path="M 21600 0 C 16200 0 10800 ?f0 10800 ?f1 L 10800 ?f2 C 10800 ?f3 5400 ?f4 0 ?f4 5400 ?f4 10800 ?f5 10800 ?f6 L 10800 ?f7 C 10800 ?f8 16200 21600 21600 21600 N">
          <draw:equation draw:name="f0" draw:formula="$0 /2"/>
          <draw:equation draw:name="f1" draw:formula="$0 "/>
          <draw:equation draw:name="f2" draw:formula="?f4 -$0 "/>
          <draw:equation draw:name="f3" draw:formula="?f4 -?f0 "/>
          <draw:equation draw:name="f4" draw:formula="$1 "/>
          <draw:equation draw:name="f5" draw:formula="?f4 +?f0 "/>
          <draw:equation draw:name="f6" draw:formula="?f4 +$0 "/>
          <draw:equation draw:name="f7" draw:formula="21600-$0 "/>
          <draw:equation draw:name="f8" draw:formula="21600-?f0 "/>
          <draw:equation draw:name="f9" draw:formula="$0 *10000/31953"/>
          <draw:equation draw:name="f10" draw:formula="21600-?f9 "/>
          <draw:handle draw:handle-position="10800 $0" draw:handle-range-y-minimum="0" draw:handle-range-y-maximum="5400"/>
          <draw:handle draw:handle-position="left $1" draw:handle-range-y-minimum="0" draw:handle-range-y-maximum="21600"/>
        </draw:enhanced-geometry>
      </draw:custom-shape>
      <draw:frame text:anchor-type="page" text:anchor-page-number="1" draw:z-index="6" draw:name="Forma3" draw:style-name="gr3" draw:text-style-name="P13" svg:width="2.885cm" svg:height="0.742cm" svg:x="1.94cm" svg:y="26.323cm">
        <draw:text-box>
          <text:p text:style-name="P11">1 byte</text:p>
        </draw:text-box>
      </draw:frame>
      <draw:frame text:anchor-type="page" text:anchor-page-number="1" draw:z-index="7" draw:name="Forma3" draw:style-name="gr3" draw:text-style-name="P13" svg:width="2.885cm" svg:height="0.742cm" svg:x="5.062cm" svg:y="26.296cm">
        <draw:text-box>
          <text:p text:style-name="P11">2 bytes</text:p>
        </draw:text-box>
      </draw:frame>
      <draw:frame text:anchor-type="page" text:anchor-page-number="1" draw:z-index="8" draw:name="Forma3" draw:style-name="gr4" draw:text-style-name="P13" svg:width="2.885cm" svg:height="1.463cm" svg:x="8.199cm" svg:y="26.123cm">
        <draw:text-box>
          <text:p text:style-name="P11">Informado</text:p>
          <text:p text:style-name="P11">em</text:p>
          <text:p text:style-name="P11">Tam. Msg</text:p>
        </draw:text-box>
      </draw:frame>
      <text:p text:style-name="Title">Chat</text:p>
      <text:p text:style-name="P2">Version 0.1.0</text:p>
      <text:p text:style-name="P2">Protocolo de Comunicação</text:p>
      <text:p text:style-name="P2">Danilo Almeida</text:p>
      <text:p text:style-name="P2"><text:a xlink:type="simple" xlink:href="mailto:paioniu@gmail.com" text:style-name="Internet_20_link" text:visited-style-name="Visited_20_Internet_20_Link">paioniu@gmail.com</text:a></text:p>
      <text:p text:style-name="P7">Manaus, 7 de Maio de 2019</text:p>
      <text:h text:style-name="Heading_20_1" text:outline-level="1">Introdução </text:h>
      <text:p text:style-name="P2"/>
      <text:p text:style-name="P2">Este documento define o protocolo de comunicação para o programa chat. O protocolo diz como deverá ser a comunicação entre servidor e cliente.</text:p>
      <text:p text:style-name="P2"/>
      <text:h text:style-name="Heading_20_1" text:outline-level="1">Processo</text:h>
      <text:p text:style-name="P2"/>
      <text:p text:style-name="P2">O cliente conecta-se ao servidor e envia uma mensagem de apresentação. O servidor aceita a conexão com o cliente e confirma sua conexão, opcionalmente enviando uma mensagem de boas vindas.</text:p>
      <text:p text:style-name="P2"/>
      <text:p text:style-name="P2">O cliente pode a seguir realizar uma das seguintes ações:</text:p>
      <text:p text:style-name="P2"/>
      <text:list xml:id="list1398266607" text:style-name="L1">
        <text:list-item>
          <text:p text:style-name="P8">Solicitar a lista de clientes conectados</text:p>
        </text:list-item>
        <text:list-item>
          <text:p text:style-name="P8">Iniciar uma <text:s/>conexão privada com outro cliente</text:p>
        </text:list-item>
        <text:list-item>
          <text:p text:style-name="P8">Enviar e receber mensagens para o cliente conectados</text:p>
        </text:list-item>
        <text:list-item>
          <text:p text:style-name="P8">Encerrar a conexão privada</text:p>
        </text:list-item>
        <text:list-item>
          <text:p text:style-name="P8">Enviar uma mensagem <text:span text:style-name="T2">pública </text:span>para todos os clientes</text:p>
        </text:list-item>
        <text:list-item>
          <text:p text:style-name="P8">Encerrar a cone<text:span text:style-name="T1">x</text:span>ão com o servidor</text:p>
        </text:list-item>
      </text:list>
      <text:p text:style-name="P2"/>
      <text:p text:style-name="P3">O servidor irá:</text:p>
      <text:list xml:id="list1058811623" text:style-name="L2">
        <text:list-item>
          <text:p text:style-name="P9">Aceitar conexões de clientes</text:p>
        </text:list-item>
        <text:list-item>
          <text:p text:style-name="P9">Reenviar mensagens privadas</text:p>
        </text:list-item>
        <text:list-item>
          <text:p text:style-name="P9">Reenviar mensagens públicas</text:p>
        </text:list-item>
        <text:list-item>
          <text:p text:style-name="P10">Enviar mensagem para um cliente</text:p>
        </text:list-item>
        <text:list-item>
          <text:p text:style-name="P10">Enviar mensagem para todos os clientes</text:p>
        </text:list-item>
        <text:list-item>
          <text:p text:style-name="P9">Desconectar clientes forçadamente</text:p>
        </text:list-item>
        <text:list-item>
          <text:p text:style-name="P9">Aceitar desconexões solicitadas por clientes</text:p>
        </text:list-item>
      </text:list>
      <text:p text:style-name="P3"/>
      <text:h text:style-name="Heading_20_1" text:outline-level="1">Formatos</text:h>
      <text:p text:style-name="P4"/>
      <text:p text:style-name="P5">Cada <text:span text:style-name="T3">mensagem </text:span>envid<text:span text:style-name="T3">a</text:span> entre cliente e servidor terá o seguinte formato:</text:p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oft-page-break/>Tipos de Assunto</text:h>
      <text:p text:style-name="P1"><draw:custom-shape text:anchor-type="paragraph" draw:z-index="17" draw:name="Forma1" draw:style-name="gr5" draw:text-style-name="P14" svg:width="3.361cm" svg:height="0.98cm" svg:x="0.099cm" svg:y="0.108cm"><text:p text:style-name="P11">Assunto</text:p><draw:enhanced-geometry svg:viewBox="0 0 21600 21600" draw:type="rectangle" draw:enhanced-path="M 0 0 L 21600 0 21600 21600 0 21600 0 0 Z N"/></draw:custom-shape><draw:custom-shape text:anchor-type="paragraph" draw:z-index="18" draw:name="Forma4" draw:style-name="gr10" draw:text-style-name="P11" svg:width="6.06cm" svg:height="0.953cm" svg:x="3.935cm" svg:y="0.116cm"><text:p text:style-name="P11">Sentido da Mensagem</text:p><draw:enhanced-geometry svg:viewBox="0 0 21600 21600" draw:type="rectangle" draw:enhanced-path="M 0 0 L 21600 0 21600 21600 0 21600 0 0 Z N"/></draw:custom-shape></text:p>
      <text:p text:style-name="P6"><draw:polyline text:anchor-type="paragraph" draw:z-index="66" draw:name="Forma8" draw:style-name="gr13" draw:text-style-name="P11" svg:width="1.866cm" svg:height="9.974cm" draw:transform="rotate (1.56398954271212) translate (-0.945343382981028cm 2.21183330840715cm)" svg:viewBox="0 0 1867 9975" draw:points="1749,9975 1867,9975 1799,0 0,12 6,885"><text:p/></draw:polyline><draw:polyline text:anchor-type="paragraph" draw:z-index="67" draw:name="Forma8" draw:style-name="gr13" draw:text-style-name="P11" svg:width="3.057cm" svg:height="9.98cm" draw:transform="rotate (1.56398954271212) translate (-0.959555555555554cm 3.40254166666666cm)" svg:viewBox="0 0 3058 9981" draw:points="2940,9981 3058,9981 2990,6 0,0 6,900"><text:p/></draw:polyline></text:p>
      <text:p text:style-name="P6"><draw:custom-shape text:anchor-type="paragraph" draw:z-index="9" draw:name="Forma1" draw:style-name="gr5" draw:text-style-name="P14" svg:width="3.361cm" svg:height="0.98cm" svg:x="0.099cm" svg:y="0.035cm"><text:p text:style-name="P11">AC_HELLO</text:p><draw:enhanced-geometry svg:viewBox="0 0 21600 21600" draw:type="rectangle" draw:enhanced-path="M 0 0 L 21600 0 21600 21600 0 21600 0 0 Z N"/></draw:custom-shape><draw:custom-shape text:anchor-type="paragraph" draw:z-index="11" draw:name="Forma4" draw:style-name="gr7" svg:width="2.038cm" svg:height="0.953cm" svg:x="3.935cm" svg:y="0.044cm"><text:p text:style-name="P11">Client</text:p><draw:enhanced-geometry svg:viewBox="0 0 21600 21600" draw:type="rectangle" draw:enhanced-path="M 0 0 L 21600 0 21600 21600 0 21600 0 0 Z N"/></draw:custom-shape><draw:custom-shape text:anchor-type="paragraph" draw:z-index="12" draw:name="Forma5" draw:style-name="gr8" svg:width="1.324cm" svg:height="0.715cm" svg:x="6.343cm" svg:y="0.1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Forma4" draw:style-name="gr7" draw:text-style-name="P11" svg:width="2.038cm" svg:height="0.953cm" svg:x="7.936cm" svg:y="0.044cm"><text:p text:style-name="P11">Server</text:p><draw:enhanced-geometry svg:viewBox="0 0 21600 21600" draw:type="rectangle" draw:enhanced-path="M 0 0 L 21600 0 21600 21600 0 21600 0 0 Z N"/></draw:custom-shape><draw:frame text:anchor-type="paragraph" draw:z-index="19" draw:name="Forma7" draw:style-name="gr11" draw:text-style-name="P15" svg:width="6.324cm" svg:height="0.927cm" svg:x="10.55cm" svg:y="0.085cm"><draw:text-box><text:p><text:span text:style-name="T4">Informa ao servidor que um cliente</text:span></text:p><text:p><text:span text:style-name="T4">Deseja conectar-se</text:span></text:p></draw:text-box></draw:frame></text:p>
      <text:p text:style-name="P6"/>
      <text:p text:style-name="P6"><draw:custom-shape text:anchor-type="paragraph" draw:z-index="10" draw:name="Forma1" draw:style-name="gr6" draw:text-style-name="P14" svg:width="3.361cm" svg:height="0.98cm" svg:x="0.099cm" svg:y="0.282cm"><text:p text:style-name="P11">AC_WELCOME</text:p><draw:enhanced-geometry svg:viewBox="0 0 21600 21600" draw:type="rectangle" draw:enhanced-path="M 0 0 L 21600 0 21600 21600 0 21600 0 0 Z N"/></draw:custom-shape><draw:custom-shape text:anchor-type="paragraph" draw:z-index="14" draw:name="Forma4" draw:style-name="gr7" draw:text-style-name="P11" svg:width="2.038cm" svg:height="0.953cm" svg:x="3.935cm" svg:y="0.272cm"><text:p text:style-name="P11">Client</text:p><draw:enhanced-geometry svg:viewBox="0 0 21600 21600" draw:type="rectangle" draw:enhanced-path="M 0 0 L 21600 0 21600 21600 0 21600 0 0 Z N"/></draw:custom-shape><draw:custom-shape text:anchor-type="paragraph" draw:z-index="15" draw:name="Forma4" draw:style-name="gr7" draw:text-style-name="P11" svg:width="2.038cm" svg:height="0.953cm" svg:x="7.936cm" svg:y="0.272cm"><text:p text:style-name="P11">Server</text:p><draw:enhanced-geometry svg:viewBox="0 0 21600 21600" draw:type="rectangle" draw:enhanced-path="M 0 0 L 21600 0 21600 21600 0 21600 0 0 Z N"/></draw:custom-shape><draw:custom-shape text:anchor-type="paragraph" draw:z-index="16" draw:name="Forma6" draw:style-name="gr9" svg:width="1.324cm" svg:height="0.715cm" svg:x="6.29cm" svg:y="0.33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0" draw:name="Forma7" draw:style-name="gr11" draw:text-style-name="P15" svg:width="6.324cm" svg:height="0.927cm" svg:x="10.523cm" svg:y="0.233cm"><draw:text-box><text:p><text:span text:style-name="T4">Informa ao cliente a conexão foi aceita</text:span></text:p></draw:text-box></draw:frame></text:p>
      <text:p text:style-name="P6"><draw:custom-shape text:anchor-type="paragraph" draw:z-index="26" draw:name="Forma1" draw:style-name="gr5" draw:text-style-name="P14" svg:width="3.361cm" svg:height="0.98cm" svg:x="0.125cm" svg:y="3.538cm"><text:p text:style-name="P11">AC_MSGALL</text:p><draw:enhanced-geometry svg:viewBox="0 0 21600 21600" draw:type="rectangle" draw:enhanced-path="M 0 0 L 21600 0 21600 21600 0 21600 0 0 Z N"/></draw:custom-shape><draw:custom-shape text:anchor-type="paragraph" draw:z-index="41" draw:name="Forma1" draw:style-name="gr5" draw:text-style-name="P14" svg:width="3.361cm" svg:height="0.98cm" svg:x="0.125cm" svg:y="4.771cm"><text:p text:style-name="P11">AC_MSG</text:p><draw:enhanced-geometry svg:viewBox="0 0 21600 21600" draw:type="rectangle" draw:enhanced-path="M 0 0 L 21600 0 21600 21600 0 21600 0 0 Z N"/></draw:custom-shape><draw:custom-shape text:anchor-type="paragraph" draw:z-index="46" draw:name="Forma1" draw:style-name="gr5" draw:text-style-name="P14" svg:width="3.361cm" svg:height="0.98cm" svg:x="0.072cm" svg:y="2.268cm"><text:p text:style-name="P11">AC_PRIV</text:p><draw:enhanced-geometry svg:viewBox="0 0 21600 21600" draw:type="rectangle" draw:enhanced-path="M 0 0 L 21600 0 21600 21600 0 21600 0 0 Z N"/></draw:custom-shape><draw:custom-shape text:anchor-type="paragraph" draw:z-index="51" draw:name="Forma1" draw:style-name="gr5" draw:text-style-name="P14" svg:width="3.361cm" svg:height="0.98cm" svg:x="0.072cm" svg:y="8.502cm"><text:p text:style-name="P11">AC_EXITPRIV</text:p><draw:enhanced-geometry svg:viewBox="0 0 21600 21600" draw:type="rectangle" draw:enhanced-path="M 0 0 L 21600 0 21600 21600 0 21600 0 0 Z N"/></draw:custom-shape><draw:custom-shape text:anchor-type="paragraph" draw:z-index="56" draw:name="Forma1" draw:style-name="gr5" draw:text-style-name="P14" svg:width="3.361cm" svg:height="0.98cm" svg:x="0.072cm" svg:y="9.756cm"><text:p text:style-name="P11">AC_GOODBYE</text:p><draw:enhanced-geometry svg:viewBox="0 0 21600 21600" draw:type="rectangle" draw:enhanced-path="M 0 0 L 21600 0 21600 21600 0 21600 0 0 Z N"/></draw:custom-shape><draw:custom-shape text:anchor-type="paragraph" draw:z-index="74" draw:name="Forma1" draw:style-name="gr5" draw:text-style-name="P14" svg:width="3.361cm" svg:height="0.98cm" svg:x="0.125cm" svg:y="12.709cm"><text:p text:style-name="P11">AC_SRVMSG</text:p><draw:enhanced-geometry svg:viewBox="0 0 21600 21600" draw:type="rectangle" draw:enhanced-path="M 0 0 L 21600 0 21600 21600 0 21600 0 0 Z N"/></draw:custom-shape><draw:custom-shape text:anchor-type="paragraph" draw:z-index="21" draw:name="Forma1" draw:style-name="gr6" draw:text-style-name="P14" svg:width="3.361cm" svg:height="0.98cm" svg:x="0.072cm" svg:y="1.012cm"><text:p text:style-name="P11">AC_NOCONN</text:p><draw:enhanced-geometry svg:viewBox="0 0 21600 21600" draw:type="rectangle" draw:enhanced-path="M 0 0 L 21600 0 21600 21600 0 21600 0 0 Z N"/></draw:custom-shape><draw:custom-shape text:anchor-type="paragraph" draw:z-index="22" draw:name="Forma4" draw:style-name="gr7" draw:text-style-name="P11" svg:width="2.038cm" svg:height="0.953cm" svg:x="3.909cm" svg:y="1.002cm"><text:p text:style-name="P11">Client</text:p><draw:enhanced-geometry svg:viewBox="0 0 21600 21600" draw:type="rectangle" draw:enhanced-path="M 0 0 L 21600 0 21600 21600 0 21600 0 0 Z N"/></draw:custom-shape><draw:custom-shape text:anchor-type="paragraph" draw:z-index="23" draw:name="Forma4" draw:style-name="gr7" draw:text-style-name="P11" svg:width="2.038cm" svg:height="0.953cm" svg:x="7.909cm" svg:y="1.002cm"><text:p text:style-name="P11">Server</text:p><draw:enhanced-geometry svg:viewBox="0 0 21600 21600" draw:type="rectangle" draw:enhanced-path="M 0 0 L 21600 0 21600 21600 0 21600 0 0 Z N"/></draw:custom-shape><draw:custom-shape text:anchor-type="paragraph" draw:z-index="24" draw:name="Forma6" draw:style-name="gr9" svg:width="1.324cm" svg:height="0.715cm" svg:x="6.264cm" svg:y="1.06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5" draw:name="Forma7" draw:style-name="gr11" draw:text-style-name="P15" svg:width="6.324cm" svg:height="0.927cm" svg:x="10.523cm" svg:y="1.053cm"><draw:text-box><text:p><text:span text:style-name="T4">Informa ao cliente a conexão foi recusada. A mensagem contém o motivo</text:span></text:p></draw:text-box></draw:frame><draw:custom-shape text:anchor-type="paragraph" draw:z-index="27" draw:name="Forma4" draw:style-name="gr7" draw:text-style-name="P11" svg:width="2.038cm" svg:height="0.953cm" svg:x="3.962cm" svg:y="3.547cm"><text:p text:style-name="P11">Client</text:p><draw:enhanced-geometry svg:viewBox="0 0 21600 21600" draw:type="rectangle" draw:enhanced-path="M 0 0 L 21600 0 21600 21600 0 21600 0 0 Z N"/></draw:custom-shape><draw:custom-shape text:anchor-type="paragraph" draw:z-index="28" draw:name="Forma5" draw:style-name="gr8" svg:width="1.324cm" svg:height="0.715cm" svg:x="6.369cm" svg:y="3.6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name="Forma4" draw:style-name="gr7" draw:text-style-name="P11" svg:width="2.038cm" svg:height="0.953cm" svg:x="7.962cm" svg:y="3.547cm"><text:p text:style-name="P11">Server</text:p><draw:enhanced-geometry svg:viewBox="0 0 21600 21600" draw:type="rectangle" draw:enhanced-path="M 0 0 L 21600 0 21600 21600 0 21600 0 0 Z N"/></draw:custom-shape><draw:frame text:anchor-type="paragraph" draw:z-index="30" draw:name="Forma7" draw:style-name="gr11" draw:text-style-name="P15" svg:width="6.324cm" svg:height="0.927cm" svg:x="10.55cm" svg:y="3.582cm"><draw:text-box><text:p><text:span text:style-name="T4">Uma mensagem de um cliente para todos os demais</text:span></text:p></draw:text-box></draw:frame><draw:custom-shape text:anchor-type="paragraph" draw:z-index="31" draw:name="Forma1" draw:style-name="gr6" draw:text-style-name="P14" svg:width="3.361cm" svg:height="0.98cm" svg:x="0.099cm" svg:y="5.987cm"><text:p text:style-name="P11">AC_OK</text:p><draw:enhanced-geometry svg:viewBox="0 0 21600 21600" draw:type="rectangle" draw:enhanced-path="M 0 0 L 21600 0 21600 21600 0 21600 0 0 Z N"/></draw:custom-shape><draw:custom-shape text:anchor-type="paragraph" draw:z-index="32" draw:name="Forma4" draw:style-name="gr7" draw:text-style-name="P11" svg:width="2.038cm" svg:height="0.953cm" svg:x="3.935cm" svg:y="5.976cm"><text:p text:style-name="P11">Client</text:p><draw:enhanced-geometry svg:viewBox="0 0 21600 21600" draw:type="rectangle" draw:enhanced-path="M 0 0 L 21600 0 21600 21600 0 21600 0 0 Z N"/></draw:custom-shape><draw:custom-shape text:anchor-type="paragraph" draw:z-index="33" draw:name="Forma4" draw:style-name="gr7" draw:text-style-name="P11" svg:width="2.038cm" svg:height="0.953cm" svg:x="7.936cm" svg:y="5.976cm"><text:p text:style-name="P11">Server</text:p><draw:enhanced-geometry svg:viewBox="0 0 21600 21600" draw:type="rectangle" draw:enhanced-path="M 0 0 L 21600 0 21600 21600 0 21600 0 0 Z N"/></draw:custom-shape><draw:custom-shape text:anchor-type="paragraph" draw:z-index="34" draw:name="Forma6" draw:style-name="gr9" svg:width="1.324cm" svg:height="0.715cm" svg:x="6.29cm" svg:y="6.0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5" draw:name="Forma7" draw:style-name="gr11" draw:text-style-name="P15" svg:width="7.912cm" svg:height="0.927cm" svg:x="10.55cm" svg:y="5.995cm"><draw:text-box><text:p><text:span text:style-name="T4">Servidor confirma o recebimento da mensagem ou a conexão privada estabelecida</text:span></text:p></draw:text-box></draw:frame><draw:custom-shape text:anchor-type="paragraph" draw:z-index="36" draw:name="Forma1" draw:style-name="gr6" draw:text-style-name="P14" svg:width="3.361cm" svg:height="0.98cm" svg:x="0.099cm" svg:y="7.22cm"><text:p text:style-name="P11">AC_FAIL</text:p><draw:enhanced-geometry svg:viewBox="0 0 21600 21600" draw:type="rectangle" draw:enhanced-path="M 0 0 L 21600 0 21600 21600 0 21600 0 0 Z N"/></draw:custom-shape><draw:custom-shape text:anchor-type="paragraph" draw:z-index="37" draw:name="Forma4" draw:style-name="gr7" draw:text-style-name="P11" svg:width="2.038cm" svg:height="0.953cm" svg:x="3.935cm" svg:y="7.209cm"><text:p text:style-name="P11">Client</text:p><draw:enhanced-geometry svg:viewBox="0 0 21600 21600" draw:type="rectangle" draw:enhanced-path="M 0 0 L 21600 0 21600 21600 0 21600 0 0 Z N"/></draw:custom-shape><draw:custom-shape text:anchor-type="paragraph" draw:z-index="38" draw:name="Forma4" draw:style-name="gr7" draw:text-style-name="P11" svg:width="2.038cm" svg:height="0.953cm" svg:x="7.936cm" svg:y="7.209cm"><text:p text:style-name="P11">Server</text:p><draw:enhanced-geometry svg:viewBox="0 0 21600 21600" draw:type="rectangle" draw:enhanced-path="M 0 0 L 21600 0 21600 21600 0 21600 0 0 Z N"/></draw:custom-shape><draw:custom-shape text:anchor-type="paragraph" draw:z-index="39" draw:name="Forma6" draw:style-name="gr9" svg:width="1.324cm" svg:height="0.715cm" svg:x="6.29cm" svg:y="7.27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0" draw:name="Forma7" draw:style-name="gr11" draw:text-style-name="P15" svg:width="6.324cm" svg:height="0.927cm" svg:x="10.55cm" svg:y="7.234cm"><draw:text-box><text:p><text:span text:style-name="T4">Servidor não conseguiu receber a mensagem</text:span></text:p></draw:text-box></draw:frame><draw:custom-shape text:anchor-type="paragraph" draw:z-index="42" draw:name="Forma4" draw:style-name="gr7" draw:text-style-name="P11" svg:width="2.038cm" svg:height="0.953cm" svg:x="3.962cm" svg:y="4.78cm"><text:p text:style-name="P11">Client</text:p><draw:enhanced-geometry svg:viewBox="0 0 21600 21600" draw:type="rectangle" draw:enhanced-path="M 0 0 L 21600 0 21600 21600 0 21600 0 0 Z N"/></draw:custom-shape><draw:custom-shape text:anchor-type="paragraph" draw:z-index="43" draw:name="Forma5" draw:style-name="gr8" svg:width="1.324cm" svg:height="0.715cm" svg:x="6.369cm" svg:y="4.88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4" draw:name="Forma4" draw:style-name="gr7" draw:text-style-name="P11" svg:width="2.038cm" svg:height="0.953cm" svg:x="7.962cm" svg:y="4.78cm"><text:p text:style-name="P11">Server</text:p><draw:enhanced-geometry svg:viewBox="0 0 21600 21600" draw:type="rectangle" draw:enhanced-path="M 0 0 L 21600 0 21600 21600 0 21600 0 0 Z N"/></draw:custom-shape><draw:frame text:anchor-type="paragraph" draw:z-index="45" draw:name="Forma7" draw:style-name="gr11" draw:text-style-name="P15" svg:width="6.324cm" svg:height="0.927cm" svg:x="10.55cm" svg:y="4.815cm"><draw:text-box><text:p><text:span text:style-name="T4">Uma mensagem de um cliente para outro</text:span></text:p></draw:text-box></draw:frame><draw:custom-shape text:anchor-type="paragraph" draw:z-index="47" draw:name="Forma4" draw:style-name="gr7" draw:text-style-name="P11" svg:width="2.038cm" svg:height="0.953cm" svg:x="3.909cm" svg:y="2.277cm"><text:p text:style-name="P11">Client</text:p><draw:enhanced-geometry svg:viewBox="0 0 21600 21600" draw:type="rectangle" draw:enhanced-path="M 0 0 L 21600 0 21600 21600 0 21600 0 0 Z N"/></draw:custom-shape><draw:custom-shape text:anchor-type="paragraph" draw:z-index="48" draw:name="Forma5" draw:style-name="gr8" svg:width="1.324cm" svg:height="0.715cm" svg:x="6.316cm" svg:y="2.38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name="Forma4" draw:style-name="gr7" draw:text-style-name="P11" svg:width="2.038cm" svg:height="0.953cm" svg:x="7.909cm" svg:y="2.277cm"><text:p text:style-name="P11">Server</text:p><draw:enhanced-geometry svg:viewBox="0 0 21600 21600" draw:type="rectangle" draw:enhanced-path="M 0 0 L 21600 0 21600 21600 0 21600 0 0 Z N"/></draw:custom-shape><draw:frame text:anchor-type="paragraph" draw:z-index="50" draw:name="Forma7" draw:style-name="gr12" draw:text-style-name="P15" svg:width="8.097cm" svg:height="1.101cm" svg:x="10.497cm" svg:y="2.312cm"><draw:text-box><text:p><text:span text:style-name="T4">Um cliente deseja conectar-se com outro. A mensagem contém o nome do outro cliente</text:span></text:p></draw:text-box></draw:frame><draw:custom-shape text:anchor-type="paragraph" draw:z-index="52" draw:name="Forma4" draw:style-name="gr7" draw:text-style-name="P11" svg:width="2.038cm" svg:height="0.953cm" svg:x="3.909cm" svg:y="8.511cm"><text:p text:style-name="P11">Client</text:p><draw:enhanced-geometry svg:viewBox="0 0 21600 21600" draw:type="rectangle" draw:enhanced-path="M 0 0 L 21600 0 21600 21600 0 21600 0 0 Z N"/></draw:custom-shape><draw:custom-shape text:anchor-type="paragraph" draw:z-index="53" draw:name="Forma5" draw:style-name="gr8" svg:width="1.324cm" svg:height="0.715cm" svg:x="6.316cm" svg:y="8.61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4" draw:name="Forma4" draw:style-name="gr7" draw:text-style-name="P11" svg:width="2.038cm" svg:height="0.953cm" svg:x="7.909cm" svg:y="8.511cm"><text:p text:style-name="P11">Server</text:p><draw:enhanced-geometry svg:viewBox="0 0 21600 21600" draw:type="rectangle" draw:enhanced-path="M 0 0 L 21600 0 21600 21600 0 21600 0 0 Z N"/></draw:custom-shape><draw:frame text:anchor-type="paragraph" draw:z-index="55" draw:name="Forma7" draw:style-name="gr12" draw:text-style-name="P15" svg:width="8.097cm" svg:height="1.101cm" svg:x="10.497cm" svg:y="8.546cm"><draw:text-box><text:p><text:span text:style-name="T4">Um cliente deseja desconectar-se de outro.</text:span></text:p></draw:text-box></draw:frame><draw:custom-shape text:anchor-type="paragraph" draw:z-index="57" draw:name="Forma4" draw:style-name="gr7" draw:text-style-name="P11" svg:width="2.038cm" svg:height="0.953cm" svg:x="3.909cm" svg:y="9.765cm"><text:p text:style-name="P11">Client</text:p><draw:enhanced-geometry svg:viewBox="0 0 21600 21600" draw:type="rectangle" draw:enhanced-path="M 0 0 L 21600 0 21600 21600 0 21600 0 0 Z N"/></draw:custom-shape><draw:custom-shape text:anchor-type="paragraph" draw:z-index="58" draw:name="Forma5" draw:style-name="gr8" svg:width="1.324cm" svg:height="0.715cm" svg:x="6.316cm" svg:y="9.8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9" draw:name="Forma4" draw:style-name="gr7" draw:text-style-name="P11" svg:width="2.038cm" svg:height="0.953cm" svg:x="7.909cm" svg:y="9.765cm"><text:p text:style-name="P11">Server</text:p><draw:enhanced-geometry svg:viewBox="0 0 21600 21600" draw:type="rectangle" draw:enhanced-path="M 0 0 L 21600 0 21600 21600 0 21600 0 0 Z N"/></draw:custom-shape><draw:frame text:anchor-type="paragraph" draw:z-index="60" draw:name="Forma7" draw:style-name="gr11" draw:text-style-name="P15" svg:width="6.324cm" svg:height="0.927cm" svg:x="10.523cm" svg:y="9.805cm"><draw:text-box><text:p><text:span text:style-name="T4">Informa ao servidor que um cliente</text:span></text:p><text:p><text:span text:style-name="T4">Deseja desconectar-se</text:span></text:p></draw:text-box></draw:frame><draw:polyline text:anchor-type="paragraph" draw:z-index="61" draw:name="Forma8" draw:style-name="gr13" draw:text-style-name="P11" svg:width="4.847cm" svg:height="10.026cm" draw:transform="rotate (1.56398954271212) translate (-0.986013888888889cm 11.27125cm)" svg:viewBox="0 0 4848 10027" draw:points="465,10025 68,10027 0,0 4816,20 4848,840"><text:p/></draw:polyline><draw:polyline text:anchor-type="paragraph" draw:z-index="62" draw:name="Forma8" draw:style-name="gr13" draw:text-style-name="P11" svg:width="3.153cm" svg:height="10.026cm" draw:transform="rotate (1.56398954271212) translate (-0.986013888888887cm 9.57791666666666cm)" svg:viewBox="0 0 3154 10027" draw:points="183,10027 68,10027 0,0 3122,32 3154,852"><text:p/></draw:polyline><draw:polyline text:anchor-type="paragraph" draw:z-index="63" draw:name="Forma8" draw:style-name="gr13" draw:text-style-name="P11" svg:width="1.945cm" svg:height="9.975cm" draw:transform="rotate (1.56398954271212) translate (-0.945883654779214cm 6.45574629750353cm)" svg:viewBox="0 0 1946 9976" draw:points="1744,9976 1946,9975 1878,0 0,13 32,833"><text:p/></draw:polyline><draw:polyline text:anchor-type="paragraph" draw:z-index="64" draw:name="Forma8" draw:style-name="gr13" draw:text-style-name="P11" svg:width="3.136cm" svg:height="10.001cm" draw:transform="rotate (1.56398954271212) translate (-0.98044483922853cm 6.45551104335004cm)" svg:viewBox="0 0 3137 10002" draw:points="2976,10002 3137,10001 3069,0 0,47 32,867"><text:p/></draw:polyline><draw:polyline text:anchor-type="paragraph" draw:z-index="65" draw:name="Forma8" draw:style-name="gr13" draw:text-style-name="P11" svg:width="4.432cm" svg:height="10.001cm" draw:transform="rotate (1.56398954271212) translate (-0.989269278598852cm 6.45545097636892cm)" svg:viewBox="0 0 4433 10002" draw:points="4246,10002 4433,10001 4365,0 0,56 32,876"><text:p/></draw:polyline><draw:line text:anchor-type="paragraph" draw:z-index="68" draw:name="Forma9" draw:style-name="gr13" draw:text-style-name="P11" svg:x1="-0.986cm" svg:y1="7.752cm" svg:x2="-0.139cm" svg:y2="7.752cm"><text:p/></draw:line><draw:custom-shape text:anchor-type="paragraph" draw:z-index="69" draw:name="Forma1" draw:style-name="gr6" draw:text-style-name="P14" svg:width="3.361cm" svg:height="0.98cm" svg:x="0.099cm" svg:y="11.479cm"><text:p text:style-name="P11">AC_SRVMSG</text:p><draw:enhanced-geometry svg:viewBox="0 0 21600 21600" draw:type="rectangle" draw:enhanced-path="M 0 0 L 21600 0 21600 21600 0 21600 0 0 Z N"/></draw:custom-shape><draw:custom-shape text:anchor-type="paragraph" draw:z-index="70" draw:name="Forma4" draw:style-name="gr7" draw:text-style-name="P11" svg:width="2.038cm" svg:height="0.953cm" svg:x="3.935cm" svg:y="11.469cm"><text:p text:style-name="P11">Client</text:p><draw:enhanced-geometry svg:viewBox="0 0 21600 21600" draw:type="rectangle" draw:enhanced-path="M 0 0 L 21600 0 21600 21600 0 21600 0 0 Z N"/></draw:custom-shape><draw:custom-shape text:anchor-type="paragraph" draw:z-index="71" draw:name="Forma4" draw:style-name="gr7" draw:text-style-name="P11" svg:width="2.038cm" svg:height="0.953cm" svg:x="7.936cm" svg:y="11.469cm"><text:p text:style-name="P11">Server</text:p><draw:enhanced-geometry svg:viewBox="0 0 21600 21600" draw:type="rectangle" draw:enhanced-path="M 0 0 L 21600 0 21600 21600 0 21600 0 0 Z N"/></draw:custom-shape><draw:custom-shape text:anchor-type="paragraph" draw:z-index="72" draw:name="Forma6" draw:style-name="gr9" svg:width="1.324cm" svg:height="0.715cm" svg:x="6.29cm" svg:y="11.53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73" draw:name="Forma7" draw:style-name="gr14" draw:text-style-name="P15" svg:width="6.324cm" svg:height="0.507cm" svg:x="10.523cm" svg:y="11.446cm"><draw:text-box><text:p><text:span text:style-name="T4">Mensagem do servidor</text:span></text:p></draw:text-box></draw:frame><draw:custom-shape text:anchor-type="paragraph" draw:z-index="75" draw:name="Forma4" draw:style-name="gr7" draw:text-style-name="P11" svg:width="2.038cm" svg:height="0.953cm" svg:x="3.962cm" svg:y="12.718cm"><text:p text:style-name="P11">Client</text:p><draw:enhanced-geometry svg:viewBox="0 0 21600 21600" draw:type="rectangle" draw:enhanced-path="M 0 0 L 21600 0 21600 21600 0 21600 0 0 Z N"/></draw:custom-shape><draw:custom-shape text:anchor-type="paragraph" draw:z-index="76" draw:name="Forma5" draw:style-name="gr8" svg:width="1.324cm" svg:height="0.715cm" svg:x="6.369cm" svg:y="12.8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7" draw:name="Forma4" draw:style-name="gr7" draw:text-style-name="P11" svg:width="2.038cm" svg:height="0.953cm" svg:x="7.962cm" svg:y="12.718cm"><text:p text:style-name="P11">Server</text:p><draw:enhanced-geometry svg:viewBox="0 0 21600 21600" draw:type="rectangle" draw:enhanced-path="M 0 0 L 21600 0 21600 21600 0 21600 0 0 Z N"/></draw:custom-shape><draw:frame text:anchor-type="paragraph" draw:z-index="78" draw:name="Forma7" draw:style-name="gr14" draw:text-style-name="P15" svg:width="6.324cm" svg:height="0.507cm" svg:x="10.523cm" svg:y="12.716cm"><draw:text-box><text:p><text:span text:style-name="T4">Mensagem para o servidor</text:span></text:p></draw:text-box></draw:frame><draw:polyline text:anchor-type="paragraph" draw:z-index="79" draw:name="Forma8" draw:style-name="gr13" draw:text-style-name="P16" svg:width="6.196cm" svg:height="5.94cm" draw:transform="skewX (0.000349065850398866) rotate (1.56416407563732) translate (-1.000125cm 12.620625cm)" svg:viewBox="0 0 6197 5941" draw:points="241,5939 41,5941 0,0 6165,24 6197,846"><text:p/></draw:polyline><draw:polyline text:anchor-type="paragraph" draw:z-index="80" draw:name="Forma8" draw:style-name="gr13" draw:text-style-name="P11" svg:width="7.651cm" svg:height="10.056cm" draw:transform="rotate (1.56398954271212) translate (-1.016cm 14.0758333333333cm)" svg:viewBox="0 0 7652 10057" draw:points="474,10055 68,10057 0,0 7620,31 7652,851"><text:p/></draw:poly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5:12:35.734000000</dc:date>
    <meta:editing-duration>PT55M52S</meta:editing-duration>
    <meta:editing-cycles>17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28" meta:word-count="179" meta:character-count="1100" meta:non-whitespace-character-count="960"/>
  </office:meta>
</office:document-meta>
</file>